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paragraph-properties fo:margin-top="0in" fo:margin-bottom="0in"/>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ext_20_body">
      <style:paragraph-properties fo:margin-top="0in" fo:margin-bottom="0in"/>
    </style:style>
    <style:style style:name="P12" style:family="paragraph" style:parent-style-name="Text_20_body">
      <style:paragraph-properties fo:margin-top="0in" fo:margin-bottom="0in"/>
      <style:text-properties style:text-underline-style="none"/>
    </style:style>
    <style:style style:name="P13" style:family="paragraph" style:parent-style-name="Standard">
      <style:paragraph-properties fo:margin-top="0in" fo:margin-bottom="0in"/>
    </style:style>
    <style:style style:name="P14" style:family="paragraph" style:parent-style-name="Standard">
      <style:paragraph-properties fo:margin-top="0in" fo:margin-bottom="0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2" style:family="paragraph" style:parent-style-name="Text_20_body">
      <style:paragraph-properties fo:margin-top="0in" fo:margin-bottom="0in"/>
    </style:style>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3">
      <style:paragraph-properties fo:margin-top="0in" fo:margin-bottom="0in"/>
    </style:style>
    <style:style style:name="P26" style:family="paragraph" style:parent-style-name="Text_20_body" style:list-style-name="L4">
      <style:paragraph-properties fo:margin-top="0in" fo:margin-bottom="0in"/>
    </style:style>
    <style:style style:name="P27" style:family="paragraph" style:parent-style-name="Text_20_body" style:list-style-name="L5">
      <style:paragraph-properties fo:margin-top="0in" fo:margin-bottom="0in"/>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8" style:family="text">
      <style:text-properties style:text-position="super 58%"/>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24097856" text:id="ct105553124097856">
          <text:deletion>
            <office:change-info>
              <dc:creator>David Harris</dc:creator>
              <dc:date>2013-01-26T18:25:00</dc:date>
            </office:change-info>
            <text:list xml:id="list3455345610594649489" text:style-name="L1">
              <text:list-item>
                <text:p text:style-name="P1"/>
              </text:list-item>
              <text:list-item>
                <text:p text:style-name="P1"/>
              </text:list-item>
            </text:list>
          </text:deletion>
        </text:changed-region>
        <text:changed-region xml:id="ct105553124097664" text:id="ct105553124097664">
          <text:insertion>
            <office:change-info>
              <dc:creator>David Harris</dc:creator>
              <dc:date>2013-01-26T18:26:00</dc:date>
            </office:change-info>
          </text:insertion>
        </text:changed-region>
        <text:changed-region xml:id="ct105553124097472" text:id="ct105553124097472">
          <text:deletion>
            <office:change-info>
              <dc:creator>David Harris</dc:creator>
              <dc:date>2013-01-26T18:26:00</dc:date>
            </office:change-info>
            <text:list xml:id="list1517589314" text:continue-numbering="true" text:style-name="L1">
              <text:list-item>
                <text:p text:style-name="P1"/>
              </text:list-item>
            </text:list>
            <text:list xml:id="list4515304912834097775" text:style-name="L2">
              <text:list-item>
                <text:p text:style-name="P2"/>
              </text:list-item>
            </text:list>
          </text:deletion>
        </text:changed-region>
        <text:changed-region xml:id="ct105553124097280" text:id="ct105553124097280">
          <text:insertion>
            <office:change-info>
              <dc:creator>David Harris</dc:creator>
              <dc:date>2013-01-26T18:26:00</dc:date>
            </office:change-info>
          </text:insertion>
        </text:changed-region>
        <text:changed-region xml:id="ct105553124097088" text:id="ct105553124097088">
          <text:insertion>
            <office:change-info>
              <dc:creator>David Harris</dc:creator>
              <dc:date>2013-01-26T18:26:00</dc:date>
            </office:change-info>
          </text:insertion>
        </text:changed-region>
        <text:changed-region xml:id="ct105553124096896" text:id="ct105553124096896">
          <text:deletion>
            <office:change-info>
              <dc:creator>David Harris</dc:creator>
              <dc:date>2013-01-26T18:26:00</dc:date>
            </office:change-info>
            <text:p text:style-name="P3">. T</text:p>
          </text:deletion>
        </text:changed-region>
        <text:changed-region xml:id="ct105553124096704" text:id="ct105553124096704">
          <text:insertion>
            <office:change-info>
              <dc:creator>David Harris</dc:creator>
              <dc:date>2013-01-26T18:26:00</dc:date>
            </office:change-info>
          </text:insertion>
        </text:changed-region>
        <text:changed-region xml:id="ct105553124096512" text:id="ct105553124096512">
          <text:insertion>
            <office:change-info>
              <dc:creator>David Harris</dc:creator>
              <dc:date>2013-01-26T18:26:00</dc:date>
            </office:change-info>
          </text:insertion>
        </text:changed-region>
        <text:changed-region xml:id="ct105553124096320" text:id="ct105553124096320">
          <text:deletion>
            <office:change-info>
              <dc:creator>David Harris</dc:creator>
              <dc:date>2013-01-26T18:26:00</dc:date>
            </office:change-info>
            <text:p text:style-name="P3">. </text:p>
            <text:p text:style-name="P3"/>
            <text:p text:style-name="P3">B</text:p>
          </text:deletion>
        </text:changed-region>
        <text:changed-region xml:id="ct105553124096128" text:id="ct105553124096128">
          <text:insertion>
            <office:change-info>
              <dc:creator>David Harris</dc:creator>
              <dc:date>2013-01-26T18:26:00</dc:date>
            </office:change-info>
          </text:insertion>
        </text:changed-region>
        <text:changed-region xml:id="ct105553124095936" text:id="ct105553124095936">
          <text:deletion>
            <office:change-info>
              <dc:creator>Bob Jacobsen</dc:creator>
              <dc:date>2012-06-15T11:20:00</dc:date>
            </office:change-info>
            <text:p text:style-name="P3">two</text:p>
          </text:deletion>
        </text:changed-region>
        <text:changed-region xml:id="ct105553124095744" text:id="ct105553124095744">
          <text:insertion>
            <office:change-info>
              <dc:creator>Bob Jacobsen</dc:creator>
              <dc:date>2012-06-15T11:20:00</dc:date>
            </office:change-info>
          </text:insertion>
        </text:changed-region>
        <text:changed-region xml:id="ct105553124099584" text:id="ct105553124099584">
          <text:insertion>
            <office:change-info>
              <dc:creator>Bob Jacobsen</dc:creator>
              <dc:date>2012-06-15T11:20:00</dc:date>
            </office:change-info>
          </text:insertion>
        </text:changed-region>
        <text:changed-region xml:id="ct105553124095552" text:id="ct105553124095552">
          <text:insertion>
            <office:change-info>
              <dc:creator>Bob Jacobsen</dc:creator>
              <dc:date>2012-06-15T11:20:00</dc:date>
            </office:change-info>
          </text:insertion>
        </text:changed-region>
        <text:changed-region xml:id="ct105553124095360" text:id="ct105553124095360">
          <text:insertion>
            <office:change-info>
              <dc:creator>Bob Jacobsen</dc:creator>
              <dc:date>2012-06-15T11:21:00</dc:date>
            </office:change-info>
          </text:insertion>
        </text:changed-region>
        <text:changed-region xml:id="ct105553124095168" text:id="ct105553124095168">
          <text:insertion>
            <office:change-info>
              <dc:creator>Bob Jacobsen</dc:creator>
              <dc:date>2012-06-15T11:22:00</dc:date>
            </office:change-info>
          </text:insertion>
        </text:changed-region>
        <text:changed-region xml:id="ct105553124091904" text:id="ct105553124091904">
          <text:insertion>
            <office:change-info>
              <dc:creator>Bob Jacobsen</dc:creator>
              <dc:date>2012-06-15T11:23:00</dc:date>
            </office:change-info>
          </text:insertion>
        </text:changed-region>
        <text:changed-region xml:id="ct105553124100736" text:id="ct105553124100736">
          <text:deletion>
            <office:change-info>
              <dc:creator>Bob Jacobsen</dc:creator>
              <dc:date>2012-06-15T11:22:00</dc:date>
            </office:change-info>
            <text:p text:style-name="P3">, perhaps in addition to use of the Memory Configuration Protocol</text:p>
          </text:deletion>
        </text:changed-region>
        <text:changed-region xml:id="ct105553124100928" text:id="ct105553124100928">
          <text:insertion>
            <office:change-info>
              <dc:creator>Bob Jacobsen</dc:creator>
              <dc:date>2012-06-15T11:35:00</dc:date>
            </office:change-info>
          </text:insertion>
        </text:changed-region>
        <text:changed-region xml:id="ct105553124101120" text:id="ct105553124101120">
          <text:deletion>
            <office:change-info>
              <dc:creator>Bob Jacobsen</dc:creator>
              <dc:date>2012-06-15T11:35:00</dc:date>
            </office:change-info>
            <text:p text:style-name="P3">special</text:p>
          </text:deletion>
        </text:changed-region>
        <text:changed-region xml:id="ct105553124101312" text:id="ct105553124101312">
          <text:insertion>
            <office:change-info>
              <dc:creator>Bob Jacobsen</dc:creator>
              <dc:date>2012-06-15T11:35:00</dc:date>
            </office:change-info>
          </text:insertion>
        </text:changed-region>
        <text:changed-region xml:id="ct105553124101504" text:id="ct105553124101504">
          <text:deletion>
            <office:change-info>
              <dc:creator>Bob Jacobsen</dc:creator>
              <dc:date>2012-06-15T11:22:00</dc:date>
            </office:change-info>
            <text:p text:style-name="P3">.</text:p>
          </text:deletion>
        </text:changed-region>
        <text:changed-region xml:id="ct105553124101696" text:id="ct105553124101696">
          <text:insertion>
            <office:change-info>
              <dc:creator>Bob Jacobsen</dc:creator>
              <dc:date>2012-06-15T11:22:00</dc:date>
            </office:change-info>
          </text:insertion>
        </text:changed-region>
        <text:changed-region xml:id="ct105553124101888" text:id="ct105553124101888">
          <text:insertion>
            <office:change-info>
              <dc:creator>Bob Jacobsen</dc:creator>
              <dc:date>2012-06-15T11:23:00</dc:date>
            </office:change-info>
          </text:insertion>
        </text:changed-region>
        <text:changed-region xml:id="ct105553124102080" text:id="ct105553124102080">
          <text:insertion>
            <office:change-info>
              <dc:creator>Bob Jacobsen</dc:creator>
              <dc:date>2012-06-15T11:50:00</dc:date>
            </office:change-info>
          </text:insertion>
        </text:changed-region>
        <text:changed-region xml:id="ct105553124102272" text:id="ct105553124102272">
          <text:insertion>
            <office:change-info>
              <dc:creator>Bob Jacobsen</dc:creator>
              <dc:date>2012-06-15T11:51:00</dc:date>
            </office:change-info>
          </text:insertion>
        </text:changed-region>
        <text:changed-region xml:id="ct105553124102464" text:id="ct105553124102464">
          <text:insertion>
            <office:change-info>
              <dc:creator>Bob Jacobsen</dc:creator>
              <dc:date>2012-07-08T23:05:00</dc:date>
            </office:change-info>
          </text:insertion>
        </text:changed-region>
        <text:changed-region xml:id="ct105553124102656" text:id="ct105553124102656">
          <text:insertion>
            <office:change-info>
              <dc:creator>Bob Jacobsen</dc:creator>
              <dc:date>2012-07-08T23:06:00</dc:date>
            </office:change-info>
          </text:insertion>
        </text:changed-region>
        <text:changed-region xml:id="ct105553124102848" text:id="ct105553124102848">
          <text:insertion>
            <office:change-info>
              <dc:creator>David Harris</dc:creator>
              <dc:date>2013-01-26T18:28:00</dc:date>
            </office:change-info>
          </text:insertion>
        </text:changed-region>
        <text:changed-region xml:id="ct105553124103232" text:id="ct105553124103232">
          <text:deletion>
            <office:change-info>
              <dc:creator>David Harris</dc:creator>
              <dc:date>2013-01-26T18:29:00</dc:date>
            </office:change-info>
            <text:h text:style-name="Heading_20_2" text:outline-level="2"/>
            <text:h text:style-name="Heading_20_2" text:outline-level="2"/>
          </text:deletion>
        </text:changed-region>
        <text:changed-region xml:id="ct105553124103040" text:id="ct105553124103040">
          <text:deletion>
            <office:change-info>
              <dc:creator>Bob Jacobsen</dc:creator>
              <dc:date>2012-06-15T11:46:00</dc:date>
            </office:change-info>
            <text:h text:style-name="Heading_20_2" text:outline-level="2"><text:s/></text:h>
            <text:h text:style-name="Heading_20_2" text:outline-level="2"/>
          </text:deletion>
        </text:changed-region>
        <text:changed-region xml:id="ct105553124103424" text:id="ct105553124103424">
          <text:insertion>
            <office:change-info>
              <dc:creator>Bob Jacobsen</dc:creator>
              <dc:date>2012-06-15T11:46:00</dc:date>
            </office:change-info>
          </text:insertion>
        </text:changed-region>
        <text:changed-region xml:id="ct105553124103616" text:id="ct105553124103616">
          <text:insertion>
            <office:change-info>
              <dc:creator>Bob Jacobsen</dc:creator>
              <dc:date>2012-07-08T21:07:00</dc:date>
            </office:change-info>
          </text:insertion>
        </text:changed-region>
        <text:changed-region xml:id="ct105553124103808" text:id="ct105553124103808">
          <text:insertion>
            <office:change-info>
              <dc:creator>Bob Jacobsen</dc:creator>
              <dc:date>2012-07-08T21:08:00</dc:date>
            </office:change-info>
          </text:insertion>
        </text:changed-region>
        <text:changed-region xml:id="ct106102877838976" text:id="ct106102877838976">
          <text:insertion>
            <office:change-info>
              <dc:creator>Bob Jacobsen</dc:creator>
              <dc:date>2012-07-08T23:00:00</dc:date>
            </office:change-info>
          </text:insertion>
        </text:changed-region>
        <text:changed-region xml:id="ct106102877843584" text:id="ct106102877843584">
          <text:insertion>
            <office:change-info>
              <dc:creator>Bob Jacobsen</dc:creator>
              <dc:date>2012-07-08T21:27:00</dc:date>
            </office:change-info>
          </text:insertion>
        </text:changed-region>
        <text:changed-region xml:id="ct106102877843200" text:id="ct106102877843200">
          <text:insertion>
            <office:change-info>
              <dc:creator>Bob Jacobsen</dc:creator>
              <dc:date>2012-07-08T21:20:00</dc:date>
            </office:change-info>
          </text:insertion>
        </text:changed-region>
        <text:changed-region xml:id="ct106102877843776" text:id="ct106102877843776">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3"/>
            <text:p text:style-name="P3"/>
            <text:p text:style-name="Text_20_body">Something like:</text:p>
          </text:deletion>
        </text:changed-region>
        <text:changed-region xml:id="ct106102877843968" text:id="ct106102877843968">
          <text:insertion>
            <office:change-info>
              <dc:creator>Bob Jacobsen</dc:creator>
              <dc:date>2012-06-15T11:25:00</dc:date>
            </office:change-info>
          </text:insertion>
        </text:changed-region>
        <text:changed-region xml:id="ct106102877844160" text:id="ct106102877844160">
          <text:insertion>
            <office:change-info>
              <dc:creator>Bob Jacobsen</dc:creator>
              <dc:date>2012-06-15T11:25:00</dc:date>
            </office:change-info>
          </text:insertion>
        </text:changed-region>
        <text:changed-region xml:id="ct105553124104000" text:id="ct105553124104000">
          <text:insertion>
            <office:change-info>
              <dc:creator>Bob Jacobsen</dc:creator>
              <dc:date>2012-06-15T11:38:00</dc:date>
            </office:change-info>
          </text:insertion>
        </text:changed-region>
        <text:changed-region xml:id="ct105553124104192" text:id="ct105553124104192">
          <text:deletion>
            <office:change-info>
              <dc:creator>Bob Jacobsen</dc:creator>
              <dc:date>2012-06-15T11:38:00</dc:date>
            </office:change-info>
            <text:p text:style-name="P3">*) Node version? (Covers hardware and software versions)</text:p>
            <text:p text:style-name="P3"/>
          </text:deletion>
        </text:changed-region>
        <text:changed-region xml:id="ct105553124104384" text:id="ct105553124104384">
          <text:insertion>
            <office:change-info>
              <dc:creator>Bob Jacobsen</dc:creator>
              <dc:date>2012-07-12T23:33:00</dc:date>
            </office:change-info>
          </text:insertion>
        </text:changed-region>
        <text:changed-region xml:id="ct105553124104576" text:id="ct105553124104576">
          <text:deletion>
            <office:change-info>
              <dc:creator>Bob Jacobsen</dc:creator>
              <dc:date>2012-06-15T11:26:00</dc:date>
            </office:change-info>
            <text:p text:style-name="P3">Location </text:p>
          </text:deletion>
        </text:changed-region>
        <text:changed-region xml:id="ct105553124104768" text:id="ct105553124104768">
          <text:insertion>
            <office:change-info>
              <dc:creator>Bob Jacobsen</dc:creator>
              <dc:date>2012-06-15T11:26:00</dc:date>
            </office:change-info>
          </text:insertion>
        </text:changed-region>
        <text:changed-region xml:id="ct105553124104960" text:id="ct105553124104960">
          <text:deletion>
            <office:change-info>
              <dc:creator>Bob Jacobsen</dc:creator>
              <dc:date>2012-06-15T11:26:00</dc:date>
            </office:change-info>
            <text:p text:style-name="P3">(or a more general comment field? Or both?) </text:p>
          </text:deletion>
        </text:changed-region>
        <text:changed-region xml:id="ct105553124105152" text:id="ct105553124105152">
          <text:deletion>
            <office:change-info>
              <dc:creator>Bob Jacobsen</dc:creator>
              <dc:date>2012-07-08T22:56:00</dc:date>
            </office:change-info>
            <text:p text:style-name="P3">It would be nice to </text:p>
          </text:deletion>
        </text:changed-region>
        <text:changed-region xml:id="ct105553124105344" text:id="ct105553124105344">
          <text:insertion>
            <office:change-info>
              <dc:creator>Bob Jacobsen</dc:creator>
              <dc:date>2012-07-08T22:56:00</dc:date>
            </office:change-info>
          </text:insertion>
        </text:changed-region>
        <text:changed-region xml:id="ct105553124105536" text:id="ct105553124105536">
          <text:insertion>
            <office:change-info>
              <dc:creator>Bob Jacobsen</dc:creator>
              <dc:date>2012-06-15T12:20:00</dc:date>
            </office:change-info>
          </text:insertion>
        </text:changed-region>
        <text:changed-region xml:id="ct105553124105728" text:id="ct105553124105728">
          <text:deletion>
            <office:change-info>
              <dc:creator>Bob Jacobsen</dc:creator>
              <dc:date>2012-06-15T12:10:00</dc:date>
            </office:change-info>
            <text:p text:style-name="P3">originally, but now less based on extended CAN </text:p>
          </text:deletion>
        </text:changed-region>
        <text:changed-region xml:id="ct105553124105920" text:id="ct105553124105920">
          <text:insertion>
            <office:change-info>
              <dc:creator>Bob Jacobsen</dc:creator>
              <dc:date>2012-07-08T22:57:00</dc:date>
            </office:change-info>
          </text:insertion>
        </text:changed-region>
        <text:changed-region xml:id="ct105553124106112" text:id="ct105553124106112">
          <text:deletion>
            <office:change-info>
              <dc:creator>Bob Jacobsen</dc:creator>
              <dc:date>2012-06-15T11:26:00</dc:date>
            </office:change-info>
            <text:p text:style-name="P3">Proposed content:</text:p>
          </text:deletion>
        </text:changed-region>
        <text:changed-region xml:id="ct105553124106304" text:id="ct105553124106304">
          <text:insertion>
            <office:change-info>
              <dc:creator>Bob Jacobsen</dc:creator>
              <dc:date>2012-06-15T11:26:00</dc:date>
            </office:change-info>
          </text:insertion>
        </text:changed-region>
        <text:changed-region xml:id="ct105553124106496" text:id="ct105553124106496">
          <text:deletion>
            <office:change-info>
              <dc:creator>Bob Jacobsen</dc:creator>
              <dc:date>2012-06-15T11:27:00</dc:date>
            </office:change-info>
            <text:p text:style-name="P3">.</text:p>
          </text:deletion>
        </text:changed-region>
        <text:changed-region xml:id="ct105553124106688" text:id="ct105553124106688">
          <text:insertion>
            <office:change-info>
              <dc:creator>Bob Jacobsen</dc:creator>
              <dc:date>2012-06-15T11:27:00</dc:date>
            </office:change-info>
          </text:insertion>
        </text:changed-region>
        <text:changed-region xml:id="ct105553124106880" text:id="ct105553124106880">
          <text:deletion>
            <office:change-info>
              <dc:creator>Bob Jacobsen</dc:creator>
              <dc:date>2012-07-08T22:58:00</dc:date>
            </office:change-info>
            <text:p text:style-name="P3">(C</text:p>
          </text:deletion>
        </text:changed-region>
        <text:changed-region xml:id="ct105553124107072" text:id="ct105553124107072">
          <text:insertion>
            <office:change-info>
              <dc:creator>Bob Jacobsen</dc:creator>
              <dc:date>2012-07-08T22:58:00</dc:date>
            </office:change-info>
          </text:insertion>
        </text:changed-region>
        <text:changed-region xml:id="ct105553124107456" text:id="ct105553124107456">
          <text:deletion>
            <office:change-info>
              <dc:creator>Bob Jacobsen</dc:creator>
              <dc:date>2012-07-08T22:58:00</dc:date>
            </office:change-info>
            <text:p text:style-name="P3">)</text:p>
          </text:deletion>
        </text:changed-region>
        <text:changed-region xml:id="ct105553124107264" text:id="ct105553124107264">
          <text:deletion>
            <office:change-info>
              <dc:creator>Bob Jacobsen</dc:creator>
              <dc:date>2012-06-15T11:27:00</dc:date>
            </office:change-info>
            <text:p text:style-name="P3"/>
            <text:p text:style-name="P3">(String means zero terminated)</text:p>
          </text:deletion>
        </text:changed-region>
        <text:changed-region xml:id="ct105553124107648" text:id="ct105553124107648">
          <text:insertion>
            <office:change-info>
              <dc:creator>Bob Jacobsen</dc:creator>
              <dc:date>2012-07-08T22:58:00</dc:date>
            </office:change-info>
          </text:insertion>
        </text:changed-region>
        <text:changed-region xml:id="ct105553124107840" text:id="ct105553124107840">
          <text:insertion>
            <office:change-info>
              <dc:creator>Bob Jacobsen</dc:creator>
              <dc:date>2012-07-08T21:28:00</dc:date>
            </office:change-info>
          </text:insertion>
        </text:changed-region>
        <text:changed-region xml:id="ct105553124108032" text:id="ct105553124108032">
          <text:insertion>
            <office:change-info>
              <dc:creator>Bob Jacobsen</dc:creator>
              <dc:date>2012-07-08T21:29:00</dc:date>
            </office:change-info>
          </text:insertion>
        </text:changed-region>
        <text:changed-region xml:id="ct105553124100544" text:id="ct105553124100544">
          <text:insertion>
            <office:change-info>
              <dc:creator>Bob Jacobsen</dc:creator>
              <dc:date>2012-07-08T21:30:00</dc:date>
            </office:change-info>
          </text:insertion>
        </text:changed-region>
        <text:changed-region xml:id="ct105553124108608" text:id="ct105553124108608">
          <text:deletion>
            <office:change-info>
              <dc:creator>Bob Jacobsen</dc:creator>
              <dc:date>2012-07-08T22:59:00</dc:date>
            </office:change-info>
            <text:p text:style-name="P3"/>
            <text:p text:style-name="P3">Could get in e.g. 30 character manufacturer, 16 character node type, 8 character version into single datagram. (This is just fixed data in memory)</text:p>
            <text:p text:style-name="P3"/>
          </text:deletion>
        </text:changed-region>
        <text:changed-region xml:id="ct105553124108800" text:id="ct105553124108800">
          <text:deletion>
            <office:change-info>
              <dc:creator>Bob Jacobsen</dc:creator>
              <dc:date>2012-06-15T11:42:00</dc:date>
            </office:change-info>
            <text:p text:style-name="P3">D</text:p>
          </text:deletion>
        </text:changed-region>
        <text:changed-region xml:id="ct105553124108992" text:id="ct105553124108992">
          <text:insertion>
            <office:change-info>
              <dc:creator>Bob Jacobsen</dc:creator>
              <dc:date>2012-06-15T11:35:00</dc:date>
            </office:change-info>
          </text:insertion>
        </text:changed-region>
        <text:changed-region xml:id="ct105553124109184" text:id="ct105553124109184">
          <text:insertion>
            <office:change-info>
              <dc:creator>Bob Jacobsen</dc:creator>
              <dc:date>2012-06-15T11:48:00</dc:date>
            </office:change-info>
          </text:insertion>
        </text:changed-region>
        <text:changed-region xml:id="ct105553124109376" text:id="ct105553124109376">
          <text:deletion>
            <office:change-info>
              <dc:creator>Bob Jacobsen</dc:creator>
              <dc:date>2012-06-15T11:45:00</dc:date>
            </office:change-info>
            <text:h text:style-name="Heading_20_2" text:outline-level="2">Simple Node Identification Information</text:h>
          </text:deletion>
        </text:changed-region>
        <text:changed-region xml:id="ct105553124109568" text:id="ct105553124109568">
          <text:insertion>
            <office:change-info>
              <dc:creator>Bob Jacobsen</dc:creator>
              <dc:date>2012-06-15T11:45:00</dc:date>
            </office:change-info>
          </text:insertion>
        </text:changed-region>
        <text:changed-region xml:id="ct105553124109760" text:id="ct105553124109760">
          <text:deletion>
            <office:change-info>
              <dc:creator>Bob Jacobsen</dc:creator>
              <dc:date>2012-06-15T11:45:00</dc:date>
            </office:change-info>
            <text:h text:style-name="Heading_20_2" text:outline-level="2"/>
            <text:p text:style-name="P3">(Should this be moved to another doc?)</text:p>
            <text:p text:style-name="P3">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3"/>
            <text:p text:style-name="P3"/>
            <text:p text:style-name="Text_20_body">Paragraphs for TN</text:p>
          </text:deletion>
        </text:changed-region>
        <text:changed-region xml:id="ct105553124109952" text:id="ct105553124109952">
          <text:deletion>
            <office:change-info>
              <dc:creator>Bob Jacobsen</dc:creator>
              <dc:date>2012-06-15T11:42:00</dc:date>
            </office:change-info>
            <text:p text:style-name="P3">this particular area </text:p>
          </text:deletion>
        </text:changed-region>
        <text:changed-region xml:id="ct105553124110144" text:id="ct105553124110144">
          <text:insertion>
            <office:change-info>
              <dc:creator>Bob Jacobsen</dc:creator>
              <dc:date>2012-06-15T11:42:00</dc:date>
            </office:change-info>
          </text:insertion>
        </text:changed-region>
        <text:changed-region xml:id="ct105553124110336" text:id="ct105553124110336">
          <text:insertion>
            <office:change-info>
              <dc:creator>Bob Jacobsen</dc:creator>
              <dc:date>2012-06-15T11:43:00</dc:date>
            </office:change-info>
          </text:insertion>
        </text:changed-region>
        <text:changed-region xml:id="ct105553124110528" text:id="ct105553124110528">
          <text:deletion>
            <office:change-info>
              <dc:creator>Bob Jacobsen</dc:creator>
              <dc:date>2012-06-15T11:43:00</dc:date>
            </office:change-info>
            <text:p text:style-name="P3"/>
            <text:p text:style-name="P3"/>
            <text:p text:style-name="P3">(Include some XML for the basic information?)</text:p>
          </text:deletion>
        </text:changed-region>
        <text:changed-region xml:id="ct105553124110720" text:id="ct105553124110720">
          <text:deletion>
            <office:change-info>
              <dc:creator>Bob Jacobsen</dc:creator>
              <dc:date>2012-07-08T23:00:00</dc:date>
            </office:change-info>
            <text:p text:style-name="P3"/>
            <text:p text:style-name="P3">Should there be a size limit (overall or just for each part) to allow buffer size calculations to be done in advance?</text:p>
          </text:deletion>
        </text:changed-region>
        <text:changed-region xml:id="ct105553124110912" text:id="ct105553124110912">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P3">Consider a "network browser" that can show more specific information on the nodes, e.g. their type information, user-given names, etc. To do that, the browser could</text:p>
      <text:p text:style-name="P3"/>
      <text:list xml:id="list577968333" text:continue-list="list1517589314" text:style-name="L1">
        <text:list-item>
          <text:p text:style-name="P1">Read the configuration description information (CDI)<text:change text:change-id="ct105553124097856"/><text:change-start text:change-id="ct105553124097664"/>, <text:change-end text:change-id="ct105553124097664"/></text:p>
        </text:list-item>
      </text:list>
      <text:list xml:id="list962880704" text:continue-list="list4515304912834097775" text:style-name="L2">
        <text:list-item>
          <text:p text:style-name="P2">Parse out the first section(s)<text:change text:change-id="ct105553124097472"/><text:change-start text:change-id="ct105553124097280"/>, and <text:change-end text:change-id="ct105553124097280"/></text:p>
        </text:list-item>
      </text:list>
      <text:list xml:id="list3345331291640670260" text:style-name="L3">
        <text:list-item>
          <text:p text:style-name="P25">Do memory-access configuration reads to get the information.</text:p>
        </text:list-item>
      </text:list>
      <text:p text:style-name="P3"/>
      <text:p text:style-name="P3">That last step is very fast<text:change-start text:change-id="ct105553124097088"/> <text:change-end text:change-id="ct105553124097088"/><text:change text:change-id="ct105553124096896"/><text:change-start text:change-id="ct105553124096704"/><text:span text:style-name="T5">–</text:span> t<text:change-end text:change-id="ct105553124096704"/>he browser could do the necessary configuration reads in a small fraction of a second, at least on an idle CAN segment<text:change-start text:change-id="ct105553124096512"/>, <text:change-end text:change-id="ct105553124096512"/><text:change text:change-id="ct105553124096320"/><text:change-start text:change-id="ct105553124096128"/>b<text:change-end text:change-id="ct105553124096128"/>ut the first two steps are not-so-fast. The CDI is a very powerful and general method to describe all about the node, but it's a handful to read &amp; parse when you just want to get some specific information.</text:p>
      <text:p text:style-name="P3"/>
      <text:p text:style-name="P3">This Standard provides an optional protocol that allows a node implementor to say "I keep my basic information in a common place", so that e.g. browser tools can pick that up quickly.</text:p>
      <text:p text:style-name="P3"/>
      <text:p text:style-name="P3">There are <text:change text:change-id="ct105553124095936"/><text:change-start text:change-id="ct105553124095744"/>several<text:change-end text:change-id="ct105553124095744"/> parts to this:</text:p>
      <text:p text:style-name="P3"/>
      <text:list xml:id="list8412980648853409818" text:style-name="L4">
        <text:list-item>
          <text:p text:style-name="P26">A standardize<text:change-start text:change-id="ct105553124099584"/>d<text:change-end text:change-id="ct105553124099584"/> set of basic information &amp; its location in configuration space<text:change-start text:change-id="ct105553124095552"/> (called Abbreviated Config<text:change-end text:change-id="ct105553124095552"/><text:change-start text:change-id="ct105553124095360"/>uration Description Information ASCI; the ACDI acronym is confusingly like CDI, and perhaps a better one is needed). This allows th<text:change-end text:change-id="ct105553124095360"/><text:change-start text:change-id="ct105553124095168"/>e information to be rapidly retrieved via the Memory Configuration Protocol<text:change-end text:change-id="ct105553124095168"/><text:change-start text:change-id="ct105553124091904"/> without first reading the entire CDI.<text:change-end text:change-id="ct105553124091904"/></text:p>
        </text:list-item>
        <text:list-item>
          <text:p text:style-name="P26">A simple CAN protocol for returning it<text:change text:change-id="ct105553124100736"/><text:change-start text:change-id="ct105553124100928"/>: Simple Node Information Protocol SNIP, documented elsewhere.<text:change-end text:change-id="ct105553124100928"/></text:p>
        </text:list-item>
      </text:list>
      <text:p text:style-name="P3"/>
      <text:p text:style-name="P3">Why the <text:change text:change-id="ct105553124101120"/><text:change-start text:change-id="ct105553124101312"/>dedicated simple<text:change-end text:change-id="ct105553124101312"/>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105553124101504"/><text:change-start text:change-id="ct105553124101696"/>, even from nodes that don't implement the full datagram-based Memory<text:change-end text:change-id="ct105553124101696"/><text:change-start text:change-id="ct105553124101888"/> Configuration Protocol.<text:change-end text:change-id="ct105553124101888"/><text:change-start text:change-id="ct105553124102080"/></text:p>
      <text:p text:style-name="P3"/>
      <text:p text:style-name="P3">These <text:span text:style-name="T5">can</text:span> be independently provided. ACDI <text:span text:style-name="T5">can</text:span> exist without SNIP; once PIP has told you ACDI is present, you know the format of (some of) the CDI-described information and can use Memory Config to retrieve the basic node data quickly without reading <text:span text:style-name="T5">the</text:span> full CDI. SNIP can work without ACDI<text:change-end text:change-id="ct105553124102080"/><text:change-start text:change-id="ct105553124102272"/>, with the content being stored at some undefined place in memory; SNIP is <text:soft-page-break/>ideal for nodes that don't have a full implementation of Memory Configuration Protocol, at either end of the connection. <text:s/>But they work better together.<text:change-end text:change-id="ct105553124102272"/><text:change-start text:change-id="ct105553124102464"/></text:p>
      <text:p text:style-name="P3"/>
      <text:p text:style-name="P13">JMRI really likes the SNIP Request/Reply, because it's really fast: <text:s/>One request queues up retrieval of the entire thing, without having to deal with datagrams. JMRI is a big boy and can handle the large reply volume. <text:s/>But the config read mechanism (via individual datagrams) might be better for small nodes making this request that already have the code in pl<text:change-end text:change-id="ct105553124102464"/><text:change-start text:change-id="ct105553124102656"/>ace to handle those.<text:change-end text:change-id="ct105553124102656"/></text:p>
      <text:h text:style-name="Heading_20_1" text:outline-level="1">Annotations to the Standard<text:change-start text:change-id="ct105553124102848"/></text:h>
      <text:p text:style-name="Standard">This section is meant to be read in conjunction with the Standard. <text:s/>Each of <text:span text:style-name="T6">the</text:span> subsections have directly corresponding sections in <text:span text:style-name="T6">the</text:span> Standard. <text:s/><text:change-end text:change-id="ct105553124102848"/></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105553124103232"/><text:change text:change-id="ct105553124103040"/><text:change-start text:change-id="ct105553124103424"/>Must appear in PIP.<text:change-end text:change-id="ct105553124103424"/><text:change-start text:change-id="ct105553124103616"/></text:h>
      <text:p text:style-name="Standard">Line to SNII, <text:span text:style-name="T6">which</text:span> is different but related.</text:p>
      <text:h text:style-name="Heading_20_1" text:outline-level="1">XML specification</text:h>
      <text:p text:style-name="Standard">The &lt;acdi fixed=”1” var=”1”&gt; element <text:span text:style-name="T6">in the CDI XML file indicates that the ACDI</text:span><text:change-end text:change-id="ct105553124103616"/><text:change-start text:change-id="ct105553124103808"/><text:span text:style-name="T6"> is present. <text:s/>The two attributes indicate the version numbers of the fixed and variable information. <text:s/>Only “1” is defines as valid at this time; if the ACDI hasn't been read as part of reading CDI, version “1” must be assumed for both.</text:span></text:p>
      <text:p text:style-name="P16">Use of the &lt;acdi&gt; element is recommended, but not required. It saves space and transfer time. It's also permissible for the CDI to indicate the equivalent content, which is:</text:p>
      <text:p text:style-name="P3"><text:change-end text:change-id="ct105553124103808"/><text:change-start text:change-id="ct106102877838976"/>&lt;segment origin='0' space='252'&gt;</text:p>
      <text:p text:style-name="P3"><text:s text:c="4"/>&lt;group&gt;</text:p>
      <text:p text:style-name="P3"><text:s text:c="8"/>&lt;name&gt;Manufacturer Information&lt;/name&gt;</text:p>
      <text:p text:style-name="P3"><text:s text:c="8"/>&lt;description&gt;Manufacturer-provided fixed node description&lt;/description&gt;</text:p>
      <text:p text:style-name="P3"><text:s text:c="8"/>&lt;int size='1'&gt;</text:p>
      <text:p text:style-name="P3"><text:s text:c="12"/>&lt;name&gt;Version&lt;/name&gt;</text:p>
      <text:p text:style-name="P3"><text:s text:c="8"/>&lt;/int&gt;</text:p>
      <text:p text:style-name="P3"><text:s text:c="8"/>&lt;string size='41'&gt;</text:p>
      <text:p text:style-name="P3"><text:s text:c="12"/>&lt;name&gt;Manufacturer Name&lt;/name&gt;</text:p>
      <text:p text:style-name="P3"><text:s text:c="8"/>&lt;/string&gt;</text:p>
      <text:p text:style-name="P3"><text:s text:c="8"/>&lt;string size='41'&gt;</text:p>
      <text:p text:style-name="P3"><text:s text:c="12"/>&lt;name&gt;Node Type&lt;/name&gt;</text:p>
      <text:p text:style-name="P3"><text:s text:c="8"/>&lt;/string&gt;</text:p>
      <text:p text:style-name="P3"><text:s text:c="8"/>&lt;string size='21'&gt;</text:p>
      <text:p text:style-name="P3"><text:s text:c="12"/>&lt;name&gt;Hardware Version&lt;/name&gt;</text:p>
      <text:p text:style-name="P3"><text:s text:c="8"/>&lt;/string&gt;</text:p>
      <text:p text:style-name="P3"><text:soft-page-break/><text:s text:c="8"/>&lt;string size='21'&gt;</text:p>
      <text:p text:style-name="P3"><text:s text:c="12"/>&lt;name&gt;Software Version&lt;/name&gt;</text:p>
      <text:p text:style-name="P3"><text:s text:c="8"/>&lt;/string&gt;</text:p>
      <text:p text:style-name="P3"><text:s text:c="5"/>&lt;/group&gt;</text:p>
      <text:p text:style-name="P3">&lt;/segment&gt;</text:p>
      <text:p text:style-name="P3"/>
      <text:p text:style-name="Standard"><text:span text:style-name="Example"><text:span text:style-name="T7">(e.g. you can do a 63-byte read to get the version, manufacturer name, and a chunk of the node type. <text:s/>If you don't want version numbers, and you get the null for node type, you can stop. <text:s/>If no null, or you want the version numbers, issue another read for the rest of the node type.)</text:span></text:span></text:p>
      <text:p text:style-name="P14"/>
      <text:p text:style-name="P3">&lt;segment origin='0' space='251'&gt;</text:p>
      <text:p text:style-name="P3"><text:s text:c="4"/>&lt;group&gt;</text:p>
      <text:p text:style-name="P3"><text:s text:c="8"/>&lt;name&gt;User Identification&lt;/name&gt;</text:p>
      <text:p text:style-name="P3"><text:s text:c="8"/>&lt;description&gt;Lets the user add his own description&lt;/description&gt;</text:p>
      <text:p text:style-name="P3"><text:s text:c="8"/>&lt;int size='1'&gt;</text:p>
      <text:p text:style-name="P3"><text:s text:c="12"/>&lt;name&gt;Version&lt;/name&gt;</text:p>
      <text:p text:style-name="P3"><text:s text:c="8"/>&lt;/int&gt;</text:p>
      <text:p text:style-name="P3"><text:s text:c="8"/>&lt;string size='63'&gt;</text:p>
      <text:p text:style-name="P3"><text:s text:c="12"/>&lt;name&gt;Node Name&lt;/name&gt;</text:p>
      <text:p text:style-name="P3"><text:s text:c="8"/>&lt;/string&gt;</text:p>
      <text:p text:style-name="P3"><text:s text:c="8"/>&lt;string size='64'&gt;</text:p>
      <text:p text:style-name="P3"><text:s text:c="12"/>&lt;name&gt;Node Description&lt;/name&gt;</text:p>
      <text:p text:style-name="P3"><text:s text:c="8"/>&lt;/string&gt;</text:p>
      <text:p text:style-name="P3"><text:s text:c="4"/>&lt;/group&gt;</text:p>
      <text:p text:style-name="Standard"><text:span text:style-name="Example"><text:span text:style-name="T7">&lt;/segment&gt;</text:span></text:span></text:p>
      <text:p text:style-name="Standard"><text:span text:style-name="Example"><text:span text:style-name="T7">(e.g. you can do a 64-byte read to get the version and node name, then another 64 byte read to get the node description)</text:span></text:span></text:p>
      <text:p text:style-name="P16"><text:change-end text:change-id="ct106102877838976"/><text:change-start text:change-id="ct106102877843584"/>(the spaces are 0xFC and 0xFB respectively)<text:change-end text:change-id="ct106102877843584"/><text:change-start text:change-id="ct106102877843200"/></text:p>
      <text:p text:style-name="P16">The name elements are not required, but the segment and string elements must be arranged so that the memory arrangement is identical.<text:change-end text:change-id="ct106102877843200"/></text:p>
      <text:h text:style-name="Heading_20_1" text:outline-level="1">Stuff to be merged into the above</text:h>
      <text:p text:style-name="Text_20_body"><text:change text:change-id="ct106102877843776"/><text:change-start text:change-id="ct106102877843968"/>How it works<text:change-end text:change-id="ct106102877843968"/></text:p>
      <text:p text:style-name="P3"/>
      <text:p text:style-name="P3">1) A node denotes that it has this capability using a specific bit in the Protocol Identification Protocol (1 CAN exchange to check that)</text:p>
      <text:p text:style-name="P3"/>
      <text:p text:style-name="P3">2) If it does, the basic information can be found in a specific place in the configuration space (specific, well-known address space, location, and format), so can be directly read via configuration reads (datagram access, with small CAN overhead)</text:p>
      <text:p text:style-name="P3"/>
      <text:p text:style-name="P3">For this to work, there needs to be a common content (so that we don't need another layer of CDI-like stuff to define this content too). Hence this note. What should be in that content? </text:p>
      <text:p text:style-name="P3"/>
      <text:p text:style-name="P3"><text:soft-page-break/>Some fixed info:</text:p>
      <text:p text:style-name="P3"/>
      <text:p text:style-name="P3">*) A version number, so we can extend this later<text:change-start text:change-id="ct106102877844160"/>: Initially 1.<text:change-end text:change-id="ct106102877844160"/></text:p>
      <text:p text:style-name="P3">*) A manufacturer name </text:p>
      <text:p text:style-name="P3">*) A manufacturer-issued node type name</text:p>
      <text:p text:style-name="P3"><text:change-start text:change-id="ct105553124104000"/>*) Hardware version</text:p>
      <text:p text:style-name="P3">*) Software version</text:p>
      <text:p text:style-name="P3"><text:change-end text:change-id="ct105553124104000"/><text:change text:change-id="ct105553124104192"/></text:p>
      <text:p text:style-name="P3">Some variable info, which the user can change:</text:p>
      <text:p text:style-name="P3"/>
      <text:p text:style-name="P3"><text:change-start text:change-id="ct105553124104384"/>*) A version number, so we can extend this later: Initially 1.</text:p>
      <text:p text:style-name="P3"><text:change-end text:change-id="ct105553124104384"/>*) Name</text:p>
      <text:p text:style-name="P3">*) <text:change text:change-id="ct105553124104576"/><text:change-start text:change-id="ct105553124104768"/>Description</text:p>
      <text:p text:style-name="P3"/>
      <text:p text:style-name="P3"><text:change-end text:change-id="ct105553124104768"/><text:change text:change-id="ct105553124104960"/>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3"/>
      <text:p text:style-name="P3"><text:change text:change-id="ct105553124105152"/><text:change-start text:change-id="ct105553124105344"/>We want to <text:change-end text:change-id="ct105553124105344"/>keep this somewhat compact, with the most useful (in the sense of "people will want to see this quickly") info at the front. Reading a full datagram (64 bytes <text:change-start text:change-id="ct105553124105536"/>memory-read <text:change-end text:change-id="ct105553124105536"/>payload<text:change text:change-id="ct105553124105728"/>)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3"><text:change-start text:change-id="ct105553124105920"/></text:p>
      <text:p text:style-name="P3">Reading an icon (e.g. image of the board) takes longer, and is therefore less vital. <text:s/>That's also not defined in this version of the document. <text:s/>Lives in a 3<text:span text:style-name="T8">rd</text:span> address space (0xFA), which doesn't get any special consideration in the Memory Configuration Protocol.</text:p>
      <text:p text:style-name="P3"><text:change-end text:change-id="ct105553124105920"/></text:p>
      <text:p text:style-name="P3"><text:change text:change-id="ct105553124106112"/><text:change-start text:change-id="ct105553124106304"/>Content<text:change-end text:change-id="ct105553124106304"/></text:p>
      <text:p text:style-name="P3"/>
      <text:p text:style-name="P3">Spaces chosen to be right below CDI, so they leave as much contiguous as possible.</text:p>
      <text:p text:style-name="P3"/>
      <text:p text:style-name="P3">Up to designer to decide on size (0 bytes, small, large) of icon information.</text:p>
      <text:p text:style-name="P3"/>
      <text:p text:style-name="P3">The memory access in those three spaces doesn't mean that is has to be stored that way.</text:p>
      <text:p text:style-name="P3"/>
      <text:p text:style-name="P3">The use of zero-terminated strings<text:change text:change-id="ct105553124106496"/><text:change-start text:change-id="ct105553124106688"/> within fixed size slots.<text:change-end text:change-id="ct105553124106688"/></text:p>
      <text:p text:style-name="P3"/>
      <text:p text:style-name="P3"/>
      <text:p text:style-name="P3"><text:change text:change-id="ct105553124106880"/><text:change-start text:change-id="ct105553124107072"/>User c<text:change-end text:change-id="ct105553124107072"/>omment provides a longer field, not computer parsed; node name is a short thing for e.g. headings, etc<text:change text:change-id="ct105553124107456"/><text:change text:change-id="ct105553124107264"/><text:change-start text:change-id="ct105553124107648"/>.<text:change-end text:change-id="ct105553124107648"/></text:p>
      <text:p text:style-name="P3"/>
      <text:p text:style-name="P3">Two spaces provided for simplicity in implementation, as we imagine that some will be from a permanent memory and some will be user configurable.</text:p>
      <text:p text:style-name="P3"><text:change-start text:change-id="ct105553124107840"/></text:p>
      <text:p text:style-name="P3"><text:soft-page-break/>Memory-access has some special support <text:change-end text:change-id="ct105553124107840"/><text:change-start text:change-id="ct105553124108032"/>for these spaces in the “Get Configuration Options” <text:span text:style-name="T5">command</text:span>, so that you don't have to poll the spaces individually. <text:s/>But you don't really need to do that anyway, as (1) they have to be there once the ACDI bit is set in PIP and (2) you'll just get a zero-length reply if they<text:change-end text:change-id="ct105553124108032"/><text:change-start text:change-id="ct105553124100544"/>'re not.</text:p>
      <text:p text:style-name="P3"/>
      <text:p text:style-name="P3">Chosen to fix in a single 64-byte read operation from each of the spaces.</text:p>
      <text:p text:style-name="P3"><text:change-end text:change-id="ct105553124100544"/></text:p>
      <text:p text:style-name="P3">Strings just concatenate with null termination. A missing value is then just a null byte. </text:p>
      <text:p text:style-name="P3"><text:change text:change-id="ct105553124108608"/></text:p>
      <text:p text:style-name="P3">Protocol ID protocol specifies whether this is present, so no more confirmation information is needed.</text:p>
      <text:p text:style-name="P3"/>
      <text:p text:style-name="P3">Later versions with higher A<text:change text:change-id="ct105553124108800"/>CDI version numbers could contain more fields, result in more than one datagram in reply, etc. But for expansion purposes, they should be proper supersets of this.</text:p>
      <text:p text:style-name="P3"><text:change-start text:change-id="ct105553124108992"/></text:p>
      <text:p text:style-name="P3"><text:change-end text:change-id="ct105553124108992"/><text:change-start text:change-id="ct105553124109184"/></text:p>
      <text:p text:style-name="P3"/>
      <text:p text:style-name="P3">All these work together, and have to be consistently done:</text:p>
      <text:list xml:id="list2122653565988163813" text:style-name="L5">
        <text:list-item>
          <text:p text:style-name="P27">ACDI is marked as present in PIP (requires memory-access, CDI be set too)</text:p>
        </text:list-item>
        <text:list-item>
          <text:p text:style-name="P27">Memory config has the two spaces available</text:p>
        </text:list-item>
        <text:list-item>
          <text:p text:style-name="P27">CDI carries the &lt;acdi&gt; element</text:p>
        </text:list-item>
      </text:list>
      <text:p text:style-name="P3"><text:change-end text:change-id="ct105553124109184"/></text:p>
      <text:p text:style-name="P3"/>
      <text:h text:style-name="Heading_20_2" text:outline-level="2"><text:change text:change-id="ct105553124109376"/><text:change-start text:change-id="ct105553124109568"/>Notes<text:change-end text:change-id="ct105553124109568"/><text:change text:change-id="ct105553124109760"/></text:h>
      <text:p text:style-name="P3"/>
      <text:p text:style-name="P3"><text:change text:change-id="ct105553124109952"/><text:change-start text:change-id="ct105553124110144"/>The definition <text:change-end text:change-id="ct105553124110144"/><text:change-start text:change-id="ct105553124110336"/>of the manufacturer-provided information <text:change-end text:change-id="ct105553124110336"/>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105553124110528"/></text:p>
      <text:p text:style-name="P3"/>
      <text:p text:style-name="P3">Basic information does <text:span text:style-name="T4">not</text:span> need to be present if this protocol is not marked; store anything you like.</text:p>
      <text:p text:style-name="P3"><text:change text:change-id="ct105553124110720"/><text:change-start text:change-id="ct105553124110912"/></text:p>
      <text:p text:style-name="P12"/>
      <text:p text:style-name="P12"/>
      <text:p text:style-name="P12"><text:change-end text:change-id="ct105553124110912"/></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2</text:p>
          <text:p text:style-name="P18"><text:s/>2.1 Introduction<text:tab/>2</text:p>
          <text:p text:style-name="P18"><text:s/>2.2 Intended Use<text:tab/>2</text:p>
          <text:p text:style-name="P18"><text:s/>2.3 Reference and Context<text:tab/>2</text:p>
          <text:p text:style-name="P17"><text:s/>3 XML specification<text:tab/>2</text:p>
          <text:p text:style-name="P17"><text:s/>4 Stuff to be merged into the above<text:tab/>3</text:p>
          <text:p text:style-name="P18"><text:s/>4.1 Notes<text:tab/>5</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105553124126656" text:id="ct105553124126656">
            <text:deletion>
              <office:change-info>
                <dc:creator>Bob Jacobsen</dc:creator>
                <dc:date>2015-02-08T01:05:00</dc:date>
              </office:change-info>
              <text:p text:style-name="MP1">-CAN </text:p>
            </text:deletion>
          </text:changed-region>
          <text:changed-region xml:id="ct105553124098816" text:id="ct105553124098816">
            <text:deletion>
              <office:change-info>
                <dc:creator>Bob Jacobsen</dc:creator>
                <dc:date>2012-06-15T11:34:00</dc:date>
              </office:change-info>
              <text:p text:style-name="MP1">ACD</text:p>
            </text:deletion>
          </text:changed-region>
          <text:changed-region xml:id="ct105553124098432" text:id="ct105553124098432">
            <text:deletion>
              <office:change-info>
                <dc:creator>Bob Jacobsen</dc:creator>
                <dc:date>2012-06-15T11:33:00</dc:date>
              </office:change-info>
              <text:p text:style-name="MP1">I/SNI </text:p>
            </text:deletion>
          </text:changed-region>
          <text:changed-region xml:id="ct105553124126848" text:id="ct105553124126848">
            <text:insertion>
              <office:change-info>
                <dc:creator>Bob Jacobsen</dc:creator>
                <dc:date>2015-02-08T01:05:00</dc:date>
              </office:change-info>
            </text:insertion>
          </text:changed-region>
          <text:changed-region xml:id="ct105553124098624" text:id="ct105553124098624">
            <text:insertion>
              <office:change-info>
                <dc:creator>Bob Jacobsen</dc:creator>
                <dc:date>2012-06-15T11:34:00</dc:date>
              </office:change-info>
            </text:insertion>
          </text:changed-region>
          <text:changed-region xml:id="ct105553124098240" text:id="ct105553124098240">
            <text:insertion>
              <office:change-info>
                <dc:creator>Bob Jacobsen</dc:creator>
                <dc:date>2012-06-15T11:33: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5553124126656"/><text:change text:change-id="ct105553124098816"/><text:change text:change-id="ct105553124098432"/><text:change-start text:change-id="ct105553124126848"/> <text:change-end text:change-id="ct105553124126848"/><text:change-start text:change-id="ct105553124098624"/>Abbreviated Configuration Description Information<text:change-end text:change-id="ct105553124098624"/><text:change-start text:change-id="ct105553124098240"/> <text:change-end text:change-id="ct105553124098240"/>Technical Note</text:p>
      </style:header>
      <style:footer>
        <text:tracked-changes>
          <text:changed-region xml:id="ct106102879829568" text:id="ct106102879829568">
            <text:insertion>
              <office:change-info>
                <dc:creator>Bob Jacobsen</dc:creator>
                <dc:date>2015-02-08T01:05:00</dc:date>
              </office:change-info>
            </text:insertion>
          </text:changed-region>
        </text:tracked-changes>
        <text:p text:style-name="MP4"><text:span text:style-name="Page_20_Number"><text:span text:style-name="MT2">Copyright 2012</text:span></text:span><text:change-start text:change-id="ct106102879829568"/><text:span text:style-name="Page_20_Number"><text:span text:style-name="MT2">-2015</text:span></text:span><text:change-end text:change-id="ct106102879829568"/><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08T01:05:43.99">Feb 8, 2015</text:date></text:span></text:span></text:p>
      </style:footer>
    </style:master-page>
    <style:master-page style:name="First_20_Page" style:display-name="First Page" style:page-layout-name="Mpm2" style:next-style-name="Standard">
      <style:header>
        <text:tracked-changes>
          <text:changed-region xml:id="ct106102877839552" text:id="ct106102877839552">
            <text:deletion>
              <office:change-info>
                <dc:creator>Bob Jacobsen</dc:creator>
                <dc:date>2012-06-15T11:33:00</dc:date>
              </office:change-info>
              <text:p text:style-name="MP7"><text:s/>/ Simple Node Identificatio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8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1061028778395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01:05:43.99">Feb 8, 2015</text:date></text:p>
            </table:table-cell>
            <table:table-cell table:style-name="Table1.C1" office:value-type="string">
              <text:p text:style-name="MP7">Preliminary</text:p>
            </table:table-cell>
          </table:table-row>
        </table:table>
        <text:p text:style-name="Header"/>
      </style:header>
      <style:footer>
        <text:tracked-changes>
          <text:changed-region xml:id="ct105553124127424" text:id="ct105553124127424">
            <text:insertion>
              <office:change-info>
                <dc:creator>Bob Jacobsen</dc:creator>
                <dc:date>2015-02-08T01:05:00</dc:date>
              </office:change-info>
            </text:insertion>
          </text:changed-region>
        </text:tracked-changes>
        <text:p text:style-name="MP8"><text:span text:style-name="Page_20_Number"><text:span text:style-name="MT2">Copyright 2012</text:span></text:span><text:change-start text:change-id="ct105553124127424"/><text:span text:style-name="Page_20_Number"><text:span text:style-name="MT2">-2015</text:span></text:span><text:change-end text:change-id="ct10555312412742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75" text:date-value="2015-02-08T01:05:43.99">Feb 8,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10</meta:editing-cycles>
    <meta:editing-duration>PT16H49M55S</meta:editing-duration>
    <meta:generator>OpenOffice/4.1.0$Unix OpenOffice.org_project/410m18$Build-9764</meta:generator>
    <dc:date>2015-02-08T01:05:44</dc:date>
    <dc:creator>Bob Jacobsen</dc:creator>
    <meta:printed-by>Bob Jacobsen</meta:printed-by>
    <meta:print-date>2013-03-26T14:00:29</meta:print-date>
    <meta:document-statistic meta:table-count="1" meta:image-count="1" meta:object-count="0" meta:page-count="5" meta:paragraph-count="150" meta:word-count="1851" meta:character-count="11520"/>
    <meta:user-defined meta:name="Info 1"/>
    <meta:user-defined meta:name="Info 2"/>
    <meta:user-defined meta:name="Info 3"/>
    <meta:user-defined meta:name="Info 4"/>
  </office:meta>
</office:document-meta>
</file>